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4173in"/>
    </style:style>
    <style:style style:name="co5" style:family="table-column">
      <style:table-column-properties fo:break-before="auto" style:column-width="1.9453in"/>
    </style:style>
    <style:style style:name="co6" style:family="table-column">
      <style:table-column-properties fo:break-before="auto" style:column-width="1.0689in"/>
    </style:style>
    <style:style style:name="co7" style:family="table-column">
      <style:table-column-properties fo:break-before="auto" style:column-width="2.0937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77bc65"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ackground-color="#77bc65"/>
    </style:style>
    <style:style style:name="ce10" style:family="table-cell" style:parent-style-name="Default">
      <style:table-cell-properties fo:padding="0.028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4" office:value-type="string" calcext:value-type="string" table:number-columns-spanned="2" table:number-rows-spanned="1">
            <text:p>Diaz, Obeles, Sy</text:p>
          </table:table-cell>
          <table:covered-table-cell table:style-name="ce9"/>
          <table:table-cell table:number-columns-repeated="8"/>
        </table:table-row>
        <table:table-row table:style-name="ro1">
          <table:table-cell table:style-name="ce6" office:value-type="string" calcext:value-type="string" table:number-columns-spanned="2" table:number-rows-spanned="1">
            <text:p>ENGG 151.01</text:p>
          </table:table-cell>
          <table:covered-table-cell table:style-name="ce11"/>
          <table:table-cell table:number-columns-repeated="8"/>
        </table:table-row>
        <table:table-row table:style-name="ro1">
          <table:table-cell table:style-name="ce6" office:value-type="string" calcext:value-type="string" table:number-columns-spanned="2" table:number-rows-spanned="1">
            <text:p>Case 2 Calculation</text:p>
          </table:table-cell>
          <table:covered-table-cell table:style-name="ce11"/>
          <table:table-cell table:number-columns-repeated="8"/>
        </table:table-row>
        <table:table-row table:style-name="ro1">
          <table:table-cell table:number-columns-repeated="9"/>
          <table:table-cell table:style-name="ce1" office:value-type="string" calcext:value-type="string">
            <text:p>Normalized Cross Correlation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x(n)</text:p>
          </table:table-cell>
          <table:table-cell table:style-name="ce1" office:value-type="string" calcext:value-type="string">
            <text:p>y(n)</text:p>
          </table:table-cell>
          <table:table-cell table:style-name="ce1" office:value-type="string" calcext:value-type="string">
            <text:p>x(n) – Average</text:p>
          </table:table-cell>
          <table:table-cell table:style-name="ce1" office:value-type="string" calcext:value-type="string">
            <text:p>y(n) – Average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_{xx}(l)</text:p>
          </table:table-cell>
          <table:table-cell table:style-name="ce1" office:value-type="string" calcext:value-type="string">
            <text:p>r_{yy}(l)</text:p>
          </table:table-cell>
          <table:table-cell table:style-name="ce1" office:value-type="string" calcext:value-type="string">
            <text:p>r_{xy}(l)</text:p>
          </table:table-cell>
          <table:table-cell table:style-name="ce1" office:value-type="string" calcext:value-type="string">
            <text:p>p_{xy}(l)</text:p>
          </table:table-cell>
        </table:table-row>
        <table:table-row table:style-name="ro1">
          <table:table-cell table:style-name="ce5" office:value-type="float" office:value="-17" calcext:value-type="float">
            <text:p>-17</text:p>
          </table:table-cell>
          <table:table-cell table:style-name="ce10"/>
          <table:table-cell table:number-columns-repeated="3"/>
          <table:table-cell table:style-name="ce5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table:style-name="ce5" office:value-type="float" office:value="-16" calcext:value-type="float">
            <text:p>-16</text:p>
          </table:table-cell>
          <table:table-cell table:style-name="ce10"/>
          <table:table-cell table:number-columns-repeated="3"/>
          <table:table-cell table:style-name="ce5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10"/>
          <table:table-cell table:number-columns-repeated="3"/>
          <table:table-cell table:style-name="ce5" office:value-type="float" office:value="-15" calcext:value-type="float">
            <text:p>-15</text:p>
          </table:table-cell>
          <table:table-cell table:number-columns-repeated="4"/>
        </table:table-row>
        <table:table-row table:style-name="ro1">
          <table:table-cell table:style-name="ce5" office:value-type="float" office:value="-14" calcext:value-type="float">
            <text:p>-14</text:p>
          </table:table-cell>
          <table:table-cell table:style-name="ce10"/>
          <table:table-cell table:number-columns-repeated="3"/>
          <table:table-cell table:style-name="ce5" office:value-type="float" office:value="-14" calcext:value-type="float">
            <text:p>-14</text:p>
          </table:table-cell>
          <table:table-cell table:number-columns-repeated="2"/>
          <table:table-cell table:formula="of:=SUMPRODUCT([.D9:.D23];[.$E$23:.$E$37])" office:value-type="float" office:value="-0.0104497857547158" calcext:value-type="float">
            <text:p>-0.0104497857547158</text:p>
          </table:table-cell>
          <table:table-cell table:formula="of:=[.I9]/[.$H$42]" office:value-type="float" office:value="-0.00222010929955781" calcext:value-type="float">
            <text:p>-0.00222010929955781</text:p>
          </table:table-cell>
        </table:table-row>
        <table:table-row table:style-name="ro1">
          <table:table-cell table:style-name="ce5" office:value-type="float" office:value="-13" calcext:value-type="float">
            <text:p>-13</text:p>
          </table:table-cell>
          <table:table-cell table:style-name="ce10"/>
          <table:table-cell table:number-columns-repeated="3"/>
          <table:table-cell table:style-name="ce5" office:value-type="float" office:value="-13" calcext:value-type="float">
            <text:p>-13</text:p>
          </table:table-cell>
          <table:table-cell table:number-columns-repeated="2"/>
          <table:table-cell table:formula="of:=SUMPRODUCT([.D10:.D24];[.$E$23:.$E$37])" office:value-type="float" office:value="0.0872593457292393" calcext:value-type="float">
            <text:p>0.0872593457292393</text:p>
          </table:table-cell>
          <table:table-cell table:formula="of:=[.I10]/[.$H$42]" office:value-type="float" office:value="0.0185386848567101" calcext:value-type="float">
            <text:p>0.0185386848567101</text:p>
          </table:table-cell>
        </table:table-row>
        <table:table-row table:style-name="ro1">
          <table:table-cell table:style-name="ce5" office:value-type="float" office:value="-12" calcext:value-type="float">
            <text:p>-12</text:p>
          </table:table-cell>
          <table:table-cell table:style-name="ce10"/>
          <table:table-cell table:number-columns-repeated="3"/>
          <table:table-cell table:style-name="ce5" office:value-type="float" office:value="-12" calcext:value-type="float">
            <text:p>-12</text:p>
          </table:table-cell>
          <table:table-cell table:number-columns-repeated="2"/>
          <table:table-cell table:formula="of:=SUMPRODUCT([.D11:.D25];[.$E$23:.$E$37])" office:value-type="float" office:value="-0.16744996578314" calcext:value-type="float">
            <text:p>-0.16744996578314</text:p>
          </table:table-cell>
          <table:table-cell table:formula="of:=[.I11]/[.$H$42]" office:value-type="float" office:value="-0.0355755835547174" calcext:value-type="float">
            <text:p>-0.0355755835547174</text:p>
          </table:table-cell>
        </table:table-row>
        <table:table-row table:style-name="ro1">
          <table:table-cell table:style-name="ce5" office:value-type="float" office:value="-11" calcext:value-type="float">
            <text:p>-11</text:p>
          </table:table-cell>
          <table:table-cell table:style-name="ce10"/>
          <table:table-cell table:number-columns-repeated="3"/>
          <table:table-cell table:style-name="ce5" office:value-type="float" office:value="-11" calcext:value-type="float">
            <text:p>-11</text:p>
          </table:table-cell>
          <table:table-cell table:number-columns-repeated="2"/>
          <table:table-cell table:formula="of:=SUMPRODUCT([.D12:.D26];[.$E$23:.$E$37])" office:value-type="float" office:value="0.0943109145607273" calcext:value-type="float">
            <text:p>0.0943109145607273</text:p>
          </table:table-cell>
          <table:table-cell table:formula="of:=[.I12]/[.$H$42]" office:value-type="float" office:value="0.0200368259580426" calcext:value-type="float">
            <text:p>0.0200368259580426</text:p>
          </table:table-cell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10"/>
          <table:table-cell table:number-columns-repeated="3"/>
          <table:table-cell table:style-name="ce5" office:value-type="float" office:value="-10" calcext:value-type="float">
            <text:p>-10</text:p>
          </table:table-cell>
          <table:table-cell table:number-columns-repeated="2"/>
          <table:table-cell table:formula="of:=SUMPRODUCT([.D13:.D27];[.$E$23:.$E$37])" office:value-type="float" office:value="-0.572165480015616" calcext:value-type="float">
            <text:p>-0.572165480015616</text:p>
          </table:table-cell>
          <table:table-cell table:formula="of:=[.I13]/[.$H$42]" office:value-type="float" office:value="-0.121559420727395" calcext:value-type="float">
            <text:p>-0.121559420727395</text:p>
          </table:table-cell>
        </table:table-row>
        <table:table-row table:style-name="ro1">
          <table:table-cell table:style-name="ce5" office:value-type="float" office:value="-9" calcext:value-type="float">
            <text:p>-9</text:p>
          </table:table-cell>
          <table:table-cell table:style-name="ce10"/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number-columns-repeated="2"/>
          <table:table-cell table:formula="of:=SUMPRODUCT([.D14:.D28];[.$E$23:.$E$37])" office:value-type="float" office:value="-0.385775796036315" calcext:value-type="float">
            <text:p>-0.385775796036315</text:p>
          </table:table-cell>
          <table:table-cell table:formula="of:=[.I14]/[.$H$42]" office:value-type="float" office:value="-0.0819599992218058" calcext:value-type="float">
            <text:p>-0.0819599992218058</text:p>
          </table:table-cell>
        </table:table-row>
        <table:table-row table:style-name="ro1">
          <table:table-cell table:style-name="ce5" office:value-type="float" office:value="-8" calcext:value-type="float">
            <text:p>-8</text:p>
          </table:table-cell>
          <table:table-cell table:style-name="ce10"/>
          <table:table-cell table:number-columns-repeated="3"/>
          <table:table-cell table:style-name="ce5" office:value-type="float" office:value="-8" calcext:value-type="float">
            <text:p>-8</text:p>
          </table:table-cell>
          <table:table-cell table:number-columns-repeated="2"/>
          <table:table-cell table:formula="of:=SUMPRODUCT([.D15:.D29];[.$E$23:.$E$37])" office:value-type="float" office:value="0.70287241748342" calcext:value-type="float">
            <text:p>0.70287241748342</text:p>
          </table:table-cell>
          <table:table-cell table:formula="of:=[.I15]/[.$H$42]" office:value-type="float" office:value="0.149328763965656" calcext:value-type="float">
            <text:p>0.149328763965656</text:p>
          </table:table-cell>
        </table:table-row>
        <table:table-row table:style-name="ro1">
          <table:table-cell table:style-name="ce5" office:value-type="float" office:value="-7" calcext:value-type="float">
            <text:p>-7</text:p>
          </table:table-cell>
          <table:table-cell table:style-name="ce10"/>
          <table:table-cell table:number-columns-repeated="3"/>
          <table:table-cell table:style-name="ce5" office:value-type="float" office:value="-7" calcext:value-type="float">
            <text:p>-7</text:p>
          </table:table-cell>
          <table:table-cell table:number-columns-repeated="2"/>
          <table:table-cell table:formula="of:=SUMPRODUCT([.D16:.D30];[.$E$23:.$E$37])" office:value-type="float" office:value="-0.650935885138987" calcext:value-type="float">
            <text:p>-0.650935885138987</text:p>
          </table:table-cell>
          <table:table-cell table:formula="of:=[.I16]/[.$H$42]" office:value-type="float" office:value="-0.138294587653225" calcext:value-type="float">
            <text:p>-0.138294587653225</text:p>
          </table:table-cell>
        </table:table-row>
        <table:table-row table:style-name="ro1">
          <table:table-cell table:style-name="ce5" office:value-type="float" office:value="-6" calcext:value-type="float">
            <text:p>-6</text:p>
          </table:table-cell>
          <table:table-cell table:style-name="ce10"/>
          <table:table-cell table:number-columns-repeated="3"/>
          <table:table-cell table:style-name="ce5" office:value-type="float" office:value="-6" calcext:value-type="float">
            <text:p>-6</text:p>
          </table:table-cell>
          <table:table-cell table:number-columns-repeated="2"/>
          <table:table-cell table:formula="of:=SUMPRODUCT([.D17:.D31];[.$E$23:.$E$37])" office:value-type="float" office:value="1.80894050316662" calcext:value-type="float">
            <text:p>1.80894050316662</text:p>
          </table:table-cell>
          <table:table-cell table:formula="of:=[.I17]/[.$H$42]" office:value-type="float" office:value="0.384318466205362" calcext:value-type="float">
            <text:p>0.384318466205362</text:p>
          </table:table-cell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10" table:number-columns-repeated="2"/>
          <table:table-cell table:number-columns-repeated="2"/>
          <table:table-cell table:style-name="ce5" office:value-type="float" office:value="-5" calcext:value-type="float">
            <text:p>-5</text:p>
          </table:table-cell>
          <table:table-cell table:number-columns-repeated="2"/>
          <table:table-cell table:formula="of:=SUMPRODUCT([.D18:.D32];[.$E$23:.$E$37])" office:value-type="float" office:value="-1.28769023813312" calcext:value-type="float">
            <text:p>-1.28769023813312</text:p>
          </table:table-cell>
          <table:table-cell table:formula="of:=[.I18]/[.$H$42]" office:value-type="float" office:value="-0.273576237803635" calcext:value-type="float">
            <text:p>-0.273576237803635</text:p>
          </table:table-cell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10" table:number-columns-repeated="2"/>
          <table:table-cell table:number-columns-repeated="2"/>
          <table:table-cell table:style-name="ce5" office:value-type="float" office:value="-4" calcext:value-type="float">
            <text:p>-4</text:p>
          </table:table-cell>
          <table:table-cell table:number-columns-repeated="2"/>
          <table:table-cell table:formula="of:=SUMPRODUCT([.D19:.D33];[.$E$23:.$E$37])" office:value-type="float" office:value="0.281010845798334" calcext:value-type="float">
            <text:p>0.281010845798334</text:p>
          </table:table-cell>
          <table:table-cell table:formula="of:=[.I19]/[.$H$42]" office:value-type="float" office:value="0.0597021610468851" calcext:value-type="float">
            <text:p>0.0597021610468851</text:p>
          </table:table-cell>
        </table:table-row>
        <table:table-row table:style-name="ro1">
          <table:table-cell table:style-name="ce5" office:value-type="float" office:value="-3" calcext:value-type="float">
            <text:p>-3</text:p>
          </table:table-cell>
          <table:table-cell table:style-name="ce10" table:number-columns-repeated="2"/>
          <table:table-cell table:number-columns-repeated="2"/>
          <table:table-cell table:style-name="ce5" office:value-type="float" office:value="-3" calcext:value-type="float">
            <text:p>-3</text:p>
          </table:table-cell>
          <table:table-cell table:number-columns-repeated="2"/>
          <table:table-cell table:formula="of:=SUMPRODUCT([.D20:.D34];[.$E$23:.$E$37])" office:value-type="float" office:value="0.457145399682832" calcext:value-type="float">
            <text:p>0.457145399682832</text:p>
          </table:table-cell>
          <table:table-cell table:formula="of:=[.I20]/[.$H$42]" office:value-type="float" office:value="0.0971228288223918" calcext:value-type="float">
            <text:p>0.0971228288223918</text:p>
          </table:table-cell>
        </table:table-row>
        <table:table-row table:style-name="ro1">
          <table:table-cell table:style-name="ce5" office:value-type="float" office:value="-2" calcext:value-type="float">
            <text:p>-2</text:p>
          </table:table-cell>
          <table:table-cell table:style-name="ce10" table:number-columns-repeated="2"/>
          <table:table-cell table:number-columns-repeated="2"/>
          <table:table-cell table:style-name="ce5" office:value-type="float" office:value="-2" calcext:value-type="float">
            <text:p>-2</text:p>
          </table:table-cell>
          <table:table-cell table:number-columns-repeated="2"/>
          <table:table-cell table:formula="of:=SUMPRODUCT([.D21:.D35];[.$E$23:.$E$37])" office:value-type="float" office:value="1.59043784156655" calcext:value-type="float">
            <text:p>1.59043784156655</text:p>
          </table:table-cell>
          <table:table-cell table:formula="of:=[.I21]/[.$H$42]" office:value-type="float" office:value="0.337896481833335" calcext:value-type="float">
            <text:p>0.337896481833335</text:p>
          </table:table-cell>
        </table:table-row>
        <table:table-row table:style-name="ro1">
          <table:table-cell table:style-name="ce5" office:value-type="float" office:value="-1" calcext:value-type="float">
            <text:p>-1</text:p>
          </table:table-cell>
          <table:table-cell table:style-name="ce10" table:number-columns-repeated="2"/>
          <table:table-cell table:number-columns-repeated="2"/>
          <table:table-cell table:style-name="ce5" office:value-type="float" office:value="-1" calcext:value-type="float">
            <text:p>-1</text:p>
          </table:table-cell>
          <table:table-cell table:number-columns-repeated="2"/>
          <table:table-cell table:formula="of:=SUMPRODUCT([.D22:.D36];[.$E$23:.$E$37])" office:value-type="float" office:value="-0.323634010655462" calcext:value-type="float">
            <text:p>-0.323634010655462</text:p>
          </table:table-cell>
          <table:table-cell table:formula="of:=[.I22]/[.$H$42]" office:value-type="float" office:value="-0.0687576658100514" calcext:value-type="float">
            <text:p>-0.0687576658100514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0" office:value-type="float" office:value="0.129195014" calcext:value-type="float">
            <text:p>0.129195014</text:p>
          </table:table-cell>
          <table:table-cell table:style-name="ce10" office:value-type="float" office:value="-0.269426859" calcext:value-type="float">
            <text:p>-0.269426859</text:p>
          </table:table-cell>
          <table:table-cell table:formula="of:=[.B23]-[.B$42]" office:value-type="float" office:value="-0.0620658703333333" calcext:value-type="float">
            <text:p>-0.0620658703333333</text:p>
          </table:table-cell>
          <table:table-cell table:formula="of:=[.C23]-[.C$42]" office:value-type="float" office:value="-0.333611925733333" calcext:value-type="float">
            <text:p>-0.333611925733333</text:p>
          </table:table-cell>
          <table:table-cell table:style-name="ce5" office:value-type="float" office:value="0" calcext:value-type="float">
            <text:p>0</text:p>
          </table:table-cell>
          <table:table-cell table:formula="of:=SUMPRODUCT([.D23:.D37];[.D23:.D37])" office:value-type="float" office:value="5.25633808251333" calcext:value-type="float">
            <text:p>5.25633808251333</text:p>
          </table:table-cell>
          <table:table-cell table:formula="of:=SUMPRODUCT([.E23:.E37];[.E23:.E37])" office:value-type="float" office:value="4.21485627676743" calcext:value-type="float">
            <text:p>4.21485627676743</text:p>
          </table:table-cell>
          <table:table-cell table:formula="of:=SUMPRODUCT([.D23:.D37];[.$E$23:.$E$37])" office:value-type="float" office:value="1.23473525440599" calcext:value-type="float">
            <text:p>1.23473525440599</text:p>
          </table:table-cell>
          <table:table-cell table:formula="of:=[.I23]/[.$H$42]" office:value-type="float" office:value="0.26232568639616" calcext:value-type="float">
            <text:p>0.26232568639616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47098751" calcext:value-type="float">
            <text:p>0.447098751</text:p>
          </table:table-cell>
          <table:table-cell table:style-name="ce10" office:value-type="float" office:value="-0.815632592" calcext:value-type="float">
            <text:p>-0.815632592</text:p>
          </table:table-cell>
          <table:table-cell table:formula="of:=[.B24]-[.B$42]" office:value-type="float" office:value="0.255837866666667" calcext:value-type="float">
            <text:p>0.255837866666667</text:p>
          </table:table-cell>
          <table:table-cell table:formula="of:=[.C24]-[.C$42]" office:value-type="float" office:value="-0.879817658733333" calcext:value-type="float">
            <text:p>-0.87981765873333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PRODUCT([.D24:.D38];[.$E$23:.$E$37])" office:value-type="float" office:value="-2.77624777294091" calcext:value-type="float">
            <text:p>-2.77624777294091</text:p>
          </table:table-cell>
          <table:table-cell table:formula="of:=[.I24]/[.$H$42]" office:value-type="float" office:value="-0.589827738410933" calcext:value-type="float">
            <text:p>-0.589827738410933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0" office:value-type="float" office:value="0.352303208" calcext:value-type="float">
            <text:p>0.352303208</text:p>
          </table:table-cell>
          <table:table-cell table:style-name="ce10" office:value-type="float" office:value="0.253462739" calcext:value-type="float">
            <text:p>0.253462739</text:p>
          </table:table-cell>
          <table:table-cell table:formula="of:=[.B25]-[.B$42]" office:value-type="float" office:value="0.161042323666667" calcext:value-type="float">
            <text:p>0.161042323666667</text:p>
          </table:table-cell>
          <table:table-cell table:formula="of:=[.C25]-[.C$42]" office:value-type="float" office:value="0.189277672266667" calcext:value-type="float">
            <text:p>0.18927767226666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PRODUCT([.D25:.D39];[.$E$23:.$E$37])" office:value-type="float" office:value="0.179771927010528" calcext:value-type="float">
            <text:p>0.179771927010528</text:p>
          </table:table-cell>
          <table:table-cell table:formula="of:=[.I25]/[.$H$42]" office:value-type="float" office:value="0.0381934459063326" calcext:value-type="float">
            <text:p>0.0381934459063326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" office:value-type="float" office:value="0.910791842" calcext:value-type="float">
            <text:p>0.910791842</text:p>
          </table:table-cell>
          <table:table-cell table:style-name="ce10" office:value-type="float" office:value="0.191634362" calcext:value-type="float">
            <text:p>0.191634362</text:p>
          </table:table-cell>
          <table:table-cell table:formula="of:=[.B26]-[.B$42]" office:value-type="float" office:value="0.719530957666667" calcext:value-type="float">
            <text:p>0.719530957666667</text:p>
          </table:table-cell>
          <table:table-cell table:formula="of:=[.C26]-[.C$42]" office:value-type="float" office:value="0.127449295266667" calcext:value-type="float">
            <text:p>0.127449295266667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PRODUCT([.D26:.D40];[.$E$23:.$E$37])" office:value-type="float" office:value="-1.11676267100627" calcext:value-type="float">
            <text:p>-1.11676267100627</text:p>
          </table:table-cell>
          <table:table-cell table:formula="of:=[.I26]/[.$H$42]" office:value-type="float" office:value="-0.237261820433128" calcext:value-type="float">
            <text:p>-0.237261820433128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0" office:value-type="float" office:value="0.792076451" calcext:value-type="float">
            <text:p>0.792076451</text:p>
          </table:table-cell>
          <table:table-cell table:style-name="ce10" office:value-type="float" office:value="0.646632971" calcext:value-type="float">
            <text:p>0.646632971</text:p>
          </table:table-cell>
          <table:table-cell table:formula="of:=[.B27]-[.B$42]" office:value-type="float" office:value="0.600815566666667" calcext:value-type="float">
            <text:p>0.600815566666667</text:p>
          </table:table-cell>
          <table:table-cell table:formula="of:=[.C27]-[.C$42]" office:value-type="float" office:value="0.582447904266667" calcext:value-type="float">
            <text:p>0.582447904266667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SUMPRODUCT([.D27:.D41];[.$E$23:.$E$37])" office:value-type="float" office:value="0.653676268126501" calcext:value-type="float">
            <text:p>0.653676268126501</text:p>
          </table:table-cell>
          <table:table-cell table:formula="of:=[.I27]/[.$H$42]" office:value-type="float" office:value="0.138876795738418" calcext:value-type="float">
            <text:p>0.138876795738418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0" office:value-type="float" office:value="-0.790127099" calcext:value-type="float">
            <text:p>-0.790127099</text:p>
          </table:table-cell>
          <table:table-cell table:style-name="ce10" office:value-type="float" office:value="0.272746137" calcext:value-type="float">
            <text:p>0.272746137</text:p>
          </table:table-cell>
          <table:table-cell table:formula="of:=[.B28]-[.B$42]" office:value-type="float" office:value="-0.981387983333333" calcext:value-type="float">
            <text:p>-0.981387983333333</text:p>
          </table:table-cell>
          <table:table-cell table:formula="of:=[.C28]-[.C$42]" office:value-type="float" office:value="0.208561070266667" calcext:value-type="float">
            <text:p>0.20856107026666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/>
          <table:table-cell table:formula="of:=SUMPRODUCT([.D28:.D42];[.$E$23:.$E$37])" office:value-type="float" office:value="-1.00725639119661" calcext:value-type="float">
            <text:p>-1.00725639119661</text:p>
          </table:table-cell>
          <table:table-cell table:formula="of:=[.I28]/[.$H$42]" office:value-type="float" office:value="-0.21399666305364" calcext:value-type="float">
            <text:p>-0.21399666305364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0" office:value-type="float" office:value="0.899735674" calcext:value-type="float">
            <text:p>0.899735674</text:p>
          </table:table-cell>
          <table:table-cell table:style-name="ce10" office:value-type="float" office:value="0.974835127" calcext:value-type="float">
            <text:p>0.974835127</text:p>
          </table:table-cell>
          <table:table-cell table:formula="of:=[.B29]-[.B$42]" office:value-type="float" office:value="0.708474789666667" calcext:value-type="float">
            <text:p>0.708474789666667</text:p>
          </table:table-cell>
          <table:table-cell table:formula="of:=[.C29]-[.C$42]" office:value-type="float" office:value="0.910650060266667" calcext:value-type="float">
            <text:p>0.910650060266667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SUMPRODUCT([.D29:.D43];[.$E$23:.$E$37])" office:value-type="float" office:value="0.244446021339958" calcext:value-type="float">
            <text:p>0.244446021339958</text:p>
          </table:table-cell>
          <table:table-cell table:formula="of:=[.I29]/[.$H$42]" office:value-type="float" office:value="0.0519337810320025" calcext:value-type="float">
            <text:p>0.0519337810320025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0" office:value-type="float" office:value="-0.775835276" calcext:value-type="float">
            <text:p>-0.775835276</text:p>
          </table:table-cell>
          <table:table-cell table:style-name="ce10" office:value-type="float" office:value="-0.699917747" calcext:value-type="float">
            <text:p>-0.699917747</text:p>
          </table:table-cell>
          <table:table-cell table:formula="of:=[.B30]-[.B$42]" office:value-type="float" office:value="-0.967096160333333" calcext:value-type="float">
            <text:p>-0.967096160333333</text:p>
          </table:table-cell>
          <table:table-cell table:formula="of:=[.C30]-[.C$42]" office:value-type="float" office:value="-0.764102813733333" calcext:value-type="float">
            <text:p>-0.764102813733333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formula="of:=SUMPRODUCT([.D30:.D44];[.$E$23:.$E$37])" office:value-type="float" office:value="-0.97446695916543" calcext:value-type="float">
            <text:p>-0.97446695916543</text:p>
          </table:table-cell>
          <table:table-cell table:formula="of:=[.I30]/[.$H$42]" office:value-type="float" office:value="-0.207030384061098" calcext:value-type="float">
            <text:p>-0.207030384061098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0" office:value-type="float" office:value="0.473647186" calcext:value-type="float">
            <text:p>0.473647186</text:p>
          </table:table-cell>
          <table:table-cell table:style-name="ce10" office:value-type="float" office:value="-0.016043539" calcext:value-type="float">
            <text:p>-0.016043539</text:p>
          </table:table-cell>
          <table:table-cell table:formula="of:=[.B31]-[.B$42]" office:value-type="float" office:value="0.282386301666667" calcext:value-type="float">
            <text:p>0.282386301666667</text:p>
          </table:table-cell>
          <table:table-cell table:formula="of:=[.C31]-[.C$42]" office:value-type="float" office:value="-0.0802286057333333" calcext:value-type="float">
            <text:p>-0.0802286057333333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formula="of:=SUMPRODUCT([.D31:.D45];[.$E$23:.$E$37])" office:value-type="float" office:value="0.481816458499584" calcext:value-type="float">
            <text:p>0.481816458499584</text:p>
          </table:table-cell>
          <table:table-cell table:formula="of:=[.I31]/[.$H$42]" office:value-type="float" office:value="0.10236431878158" calcext:value-type="float">
            <text:p>0.10236431878158</text:p>
          </table:table-cell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0" office:value-type="float" office:value="0.117525075" calcext:value-type="float">
            <text:p>0.117525075</text:p>
          </table:table-cell>
          <table:table-cell table:style-name="ce10" office:value-type="float" office:value="0.349436003" calcext:value-type="float">
            <text:p>0.349436003</text:p>
          </table:table-cell>
          <table:table-cell table:formula="of:=[.B32]-[.B$42]" office:value-type="float" office:value="-0.0737358093333333" calcext:value-type="float">
            <text:p>-0.0737358093333333</text:p>
          </table:table-cell>
          <table:table-cell table:formula="of:=[.C32]-[.C$42]" office:value-type="float" office:value="0.285250936266667" calcext:value-type="float">
            <text:p>0.285250936266667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/>
          <table:table-cell table:formula="of:=SUMPRODUCT([.D32:.D46];[.$E$23:.$E$37])" office:value-type="float" office:value="0.918734728634127" calcext:value-type="float">
            <text:p>0.918734728634127</text:p>
          </table:table-cell>
          <table:table-cell table:formula="of:=[.I32]/[.$H$42]" office:value-type="float" office:value="0.195189792666025" calcext:value-type="float">
            <text:p>0.195189792666025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0" office:value-type="float" office:value="-0.819294669" calcext:value-type="float">
            <text:p>-0.819294669</text:p>
          </table:table-cell>
          <table:table-cell table:style-name="ce10" office:value-type="float" office:value="0.750716101" calcext:value-type="float">
            <text:p>0.750716101</text:p>
          </table:table-cell>
          <table:table-cell table:formula="of:=[.B33]-[.B$42]" office:value-type="float" office:value="-1.01055555333333" calcext:value-type="float">
            <text:p>-1.01055555333333</text:p>
          </table:table-cell>
          <table:table-cell table:formula="of:=[.C33]-[.C$42]" office:value-type="float" office:value="0.686531034266667" calcext:value-type="float">
            <text:p>0.68653103426666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/>
          <table:table-cell table:formula="of:=SUMPRODUCT([.D33:.D47];[.$E$23:.$E$37])" office:value-type="float" office:value="1.14210092883837" calcext:value-type="float">
            <text:p>1.14210092883837</text:p>
          </table:table-cell>
          <table:table-cell table:formula="of:=[.I33]/[.$H$42]" office:value-type="float" office:value="0.242645060163403" calcext:value-type="float">
            <text:p>0.242645060163403</text:p>
          </table:table-cell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0" office:value-type="float" office:value="-0.217735154" calcext:value-type="float">
            <text:p>-0.217735154</text:p>
          </table:table-cell>
          <table:table-cell table:style-name="ce10" office:value-type="float" office:value="-0.524988359" calcext:value-type="float">
            <text:p>-0.524988359</text:p>
          </table:table-cell>
          <table:table-cell table:formula="of:=[.B34]-[.B$42]" office:value-type="float" office:value="-0.408996038333333" calcext:value-type="float">
            <text:p>-0.408996038333333</text:p>
          </table:table-cell>
          <table:table-cell table:formula="of:=[.C34]-[.C$42]" office:value-type="float" office:value="-0.589173425733333" calcext:value-type="float">
            <text:p>-0.589173425733333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/>
          <table:table-cell table:formula="of:=SUMPRODUCT([.D34:.D48];[.$E$23:.$E$37])" office:value-type="float" office:value="0.0135375378006669" calcext:value-type="float">
            <text:p>0.0135375378006669</text:p>
          </table:table-cell>
          <table:table-cell table:formula="of:=[.I34]/[.$H$42]" office:value-type="float" office:value="0.00287611768028956" calcext:value-type="float">
            <text:p>0.00287611768028956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float" office:value="0.401207181" calcext:value-type="float">
            <text:p>0.401207181</text:p>
          </table:table-cell>
          <table:table-cell table:style-name="ce10" office:value-type="float" office:value="0.264489339" calcext:value-type="float">
            <text:p>0.264489339</text:p>
          </table:table-cell>
          <table:table-cell table:formula="of:=[.B35]-[.B$42]" office:value-type="float" office:value="0.209946296666667" calcext:value-type="float">
            <text:p>0.209946296666667</text:p>
          </table:table-cell>
          <table:table-cell table:formula="of:=[.C35]-[.C$42]" office:value-type="float" office:value="0.200304272266667" calcext:value-type="float">
            <text:p>0.200304272266667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/>
          <table:table-cell table:formula="of:=SUMPRODUCT([.D35:.D49];[.$E$23:.$E$37])" office:value-type="float" office:value="0.215243904714719" calcext:value-type="float">
            <text:p>0.215243904714719</text:p>
          </table:table-cell>
          <table:table-cell table:formula="of:=[.I35]/[.$H$42]" office:value-type="float" office:value="0.0457296451570439" calcext:value-type="float">
            <text:p>0.0457296451570439</text:p>
          </table:table-cell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0" office:value-type="float" office:value="0.024586731" calcext:value-type="float">
            <text:p>0.024586731</text:p>
          </table:table-cell>
          <table:table-cell table:style-name="ce10" office:value-type="float" office:value="-0.647718804" calcext:value-type="float">
            <text:p>-0.647718804</text:p>
          </table:table-cell>
          <table:table-cell table:formula="of:=[.B36]-[.B$42]" office:value-type="float" office:value="-0.166674153333333" calcext:value-type="float">
            <text:p>-0.166674153333333</text:p>
          </table:table-cell>
          <table:table-cell table:formula="of:=[.C36]-[.C$42]" office:value-type="float" office:value="-0.711903870733333" calcext:value-type="float">
            <text:p>-0.711903870733333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2"/>
          <table:table-cell table:formula="of:=SUMPRODUCT([.D36:.D50];[.$E$23:.$E$37])" office:value-type="float" office:value="-0.588842123654266" calcext:value-type="float">
            <text:p>-0.588842123654266</text:p>
          </table:table-cell>
          <table:table-cell table:formula="of:=[.I36]/[.$H$42]" office:value-type="float" office:value="-0.125102457158632" calcext:value-type="float">
            <text:p>-0.125102457158632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float" office:value="0.92373835" calcext:value-type="float">
            <text:p>0.92373835</text:p>
          </table:table-cell>
          <table:table-cell table:style-name="ce10" office:value-type="float" office:value="0.232551122" calcext:value-type="float">
            <text:p>0.232551122</text:p>
          </table:table-cell>
          <table:table-cell table:formula="of:=[.B37]-[.B$42]" office:value-type="float" office:value="0.732477465666667" calcext:value-type="float">
            <text:p>0.732477465666667</text:p>
          </table:table-cell>
          <table:table-cell table:formula="of:=[.C37]-[.C$42]" office:value-type="float" office:value="0.168366055266667" calcext:value-type="float">
            <text:p>0.168366055266667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/>
          <table:table-cell table:formula="of:=SUMPRODUCT([.D37:.D51];[.$E$23:.$E$37])" office:value-type="float" office:value="-0.244363217877328" calcext:value-type="float">
            <text:p>-0.244363217877328</text:p>
          </table:table-cell>
          <table:table-cell table:formula="of:=[.I37]/[.$H$42]" office:value-type="float" office:value="-0.0519161890218183" calcext:value-type="float">
            <text:p>-0.0519161890218183</text:p>
          </table:table-cell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0" table:number-columns-repeated="2"/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table:number-columns-repeated="2"/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number-columns-repeated="4"/>
        </table:table-row>
        <table:table-row table:style-name="ro1" table:number-rows-repeated="2">
          <table:table-cell table:style-name="ce5"/>
          <table:table-cell table:style-name="ce10" table:number-columns-repeated="2"/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3:.B37])" office:value-type="float" office:value="0.191260884333333" calcext:value-type="float">
            <text:p>0.191260884333333</text:p>
          </table:table-cell>
          <table:table-cell table:formula="of:=AVERAGE([.C23:.C37])" office:value-type="float" office:value="0.0641850667333333" calcext:value-type="float">
            <text:p>0.0641850667333333</text:p>
          </table:table-cell>
          <table:table-cell table:number-columns-repeated="3"/>
          <table:table-cell office:value-type="string" calcext:value-type="string">
            <text:p>Normalization Coefficient</text:p>
          </table:table-cell>
          <table:table-cell table:formula="of:=SQRT([.G23]*[.H23])" office:value-type="float" office:value="4.70687896167864" calcext:value-type="float">
            <text:p>4.70687896167864</text:p>
          </table:table-cell>
          <table:table-cell table:number-columns-repeated="2"/>
        </table:table-row>
        <table:table-row table:style-name="ro1" table:number-rows-repeated="59">
          <table:table-cell table:style-name="ce5"/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45">
          <table:table-cell table:style-name="ce5"/>
          <table:table-cell table:style-name="ce10"/>
          <table:table-cell table:number-columns-repeated="3"/>
          <table:table-cell table:style-name="ce5"/>
          <table:table-cell table:number-columns-repeated="4"/>
        </table:table-row>
        <table:table-row table:style-name="ro1" table:number-rows-repeated="37">
          <table:table-cell table:number-columns-repeated="10"/>
        </table:table-row>
        <table:table-row table:style-name="ro1" table:number-rows-repeated="18">
          <table:table-cell table:style-name="ce5"/>
          <table:table-cell table:style-name="ce10" table:number-columns-repeated="2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57">
          <table:table-cell table:style-name="ce5"/>
          <table:table-cell/>
          <table:table-cell table:style-name="ce10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62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1:04:41.4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10:00:53.689000000</dc:date>
    <meta:editing-duration>PT2H50M15S</meta:editing-duration>
    <meta:editing-cycles>26</meta:editing-cycles>
    <meta:generator>LibreOffice/7.3.0.3$Windows_X86_64 LibreOffice_project/0f246aa12d0eee4a0f7adcefbf7c878fc2238db3</meta:generator>
    <meta:document-statistic meta:table-count="1" meta:cell-count="207" meta:object-count="0"/>
  </office:meta>
</office:document-meta>
</file>